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7139" calcext:value-type="float">
            <text:p><text:s text:c="3"/>77,139</text:p>
          </table:table-cell>
          <table:table-cell table:style-name="ce50" office:value-type="float" office:value="75110" calcext:value-type="float">
            <text:p><text:s text:c="3"/>75,110</text:p>
          </table:table-cell>
          <table:table-cell table:style-name="ce50" office:value-type="float" office:value="19889" calcext:value-type="float">
            <text:p><text:s text:c="3"/>19,889</text:p>
          </table:table-cell>
          <table:table-cell table:style-name="ce50" office:value-type="float" office:value="14167" calcext:value-type="float">
            <text:p><text:s text:c="3"/>14,167</text:p>
          </table:table-cell>
          <table:table-cell table:style-name="ce50" office:value-type="float" office:value="357" calcext:value-type="float">
            <text:p><text:s text:c="3"/>357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55" calcext:value-type="float">
            <text:p><text:s text:c="3"/>555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5748" calcext:value-type="float">
            <text:p><text:s text:c="3"/>5,7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13" calcext:value-type="float">
            <text:p><text:s text:c="3"/>34,413</text:p>
          </table:table-cell>
          <table:table-cell table:style-name="ce51" office:value-type="float" office:value="33838" calcext:value-type="float">
            <text:p><text:s text:c="3"/>33,838</text:p>
          </table:table-cell>
          <table:table-cell table:style-name="ce51" office:value-type="float" office:value="10258" calcext:value-type="float">
            <text:p><text:s text:c="3"/>10,258</text:p>
          </table:table-cell>
          <table:table-cell table:style-name="ce51" office:value-type="float" office:value="8515" calcext:value-type="float">
            <text:p><text:s text:c="3"/>8,515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945" calcext:value-type="float">
            <text:p><text:s text:c="3"/>2,945</text:p>
          </table:table-cell>
          <table:table-cell table:style-name="ce51" office:value-type="float" office:value="16559" calcext:value-type="float">
            <text:p><text:s text:c="3"/>16,559</text:p>
          </table:table-cell>
          <table:table-cell table:style-name="ce84" office:value-type="float" office:value="4628" calcext:value-type="float">
            <text:p><text:s text:c="3"/>4,62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2726" calcext:value-type="float">
            <text:p><text:s text:c="3"/>42,726</text:p>
          </table:table-cell>
          <table:table-cell table:style-name="ce51" office:value-type="float" office:value="41272" calcext:value-type="float">
            <text:p><text:s text:c="3"/>41,272</text:p>
          </table:table-cell>
          <table:table-cell table:style-name="ce51" office:value-type="float" office:value="9631" calcext:value-type="float">
            <text:p><text:s text:c="3"/>9,631</text:p>
          </table:table-cell>
          <table:table-cell table:style-name="ce51" office:value-type="float" office:value="5652" calcext:value-type="float">
            <text:p><text:s text:c="3"/>5,652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803" calcext:value-type="float">
            <text:p><text:s text:c="3"/>2,80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  <text:p>截至12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708" calcext:value-type="float">
            <text:p><text:s text:c="3"/>64,708</text:p>
          </table:table-cell>
          <table:table-cell table:style-name="ce50" office:value-type="float" office:value="63239" calcext:value-type="float">
            <text:p><text:s text:c="3"/>63,239</text:p>
          </table:table-cell>
          <table:table-cell table:style-name="ce50" office:value-type="float" office:value="14896" calcext:value-type="float">
            <text:p><text:s text:c="3"/>14,896</text:p>
          </table:table-cell>
          <table:table-cell table:style-name="ce50" office:value-type="float" office:value="12835" calcext:value-type="float">
            <text:p><text:s text:c="3"/>12,835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4692" calcext:value-type="float">
            <text:p><text:s text:c="3"/>4,6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648" calcext:value-type="float">
            <text:p><text:s text:c="3"/>28,648</text:p>
          </table:table-cell>
          <table:table-cell table:style-name="ce51" office:value-type="float" office:value="28222" calcext:value-type="float">
            <text:p><text:s text:c="3"/>28,222</text:p>
          </table:table-cell>
          <table:table-cell table:style-name="ce51" office:value-type="float" office:value="7654" calcext:value-type="float">
            <text:p><text:s text:c="3"/>7,654</text:p>
          </table:table-cell>
          <table:table-cell table:style-name="ce51" office:value-type="float" office:value="7704" calcext:value-type="float">
            <text:p><text:s text:c="3"/>7,70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361" calcext:value-type="float">
            <text:p><text:s text:c="3"/>2,361</text:p>
          </table:table-cell>
          <table:table-cell table:style-name="ce51" office:value-type="float" office:value="14368" calcext:value-type="float">
            <text:p><text:s text:c="3"/>14,368</text:p>
          </table:table-cell>
          <table:table-cell table:style-name="ce84" office:value-type="float" office:value="3772" calcext:value-type="float">
            <text:p><text:s text:c="3"/>3,77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6060" calcext:value-type="float">
            <text:p><text:s text:c="3"/>36,060</text:p>
          </table:table-cell>
          <table:table-cell table:style-name="ce51" office:value-type="float" office:value="35017" calcext:value-type="float">
            <text:p><text:s text:c="3"/>35,017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5131" calcext:value-type="float">
            <text:p><text:s text:c="3"/>5,131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331" calcext:value-type="float">
            <text:p><text:s text:c="3"/>2,33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0234" calcext:value-type="float">
            <text:p><text:s text:c="3"/>70,234</text:p>
          </table:table-cell>
          <table:table-cell table:style-name="ce50" office:value-type="float" office:value="69279" calcext:value-type="float">
            <text:p><text:s text:c="3"/>69,279</text:p>
          </table:table-cell>
          <table:table-cell table:style-name="ce50" office:value-type="float" office:value="17212" calcext:value-type="float">
            <text:p><text:s text:c="3"/>17,212</text:p>
          </table:table-cell>
          <table:table-cell table:style-name="ce50" office:value-type="float" office:value="13632" calcext:value-type="float">
            <text:p><text:s text:c="3"/>13,632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5627" calcext:value-type="float">
            <text:p><text:s text:c="3"/>5,62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447" calcext:value-type="float">
            <text:p><text:s text:c="3"/>31,447</text:p>
          </table:table-cell>
          <table:table-cell table:style-name="ce51" office:value-type="float" office:value="31308" calcext:value-type="float">
            <text:p><text:s text:c="3"/>31,308</text:p>
          </table:table-cell>
          <table:table-cell table:style-name="ce51" office:value-type="float" office:value="8967" calcext:value-type="float">
            <text:p><text:s text:c="3"/>8,967</text:p>
          </table:table-cell>
          <table:table-cell table:style-name="ce51" office:value-type="float" office:value="8196" calcext:value-type="float">
            <text:p><text:s text:c="3"/>8,196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13" calcext:value-type="float">
            <text:p><text:s text:c="3"/>2,913</text:p>
          </table:table-cell>
          <table:table-cell table:style-name="ce51" office:value-type="float" office:value="11980" calcext:value-type="float">
            <text:p><text:s text:c="3"/>11,980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8787" calcext:value-type="float">
            <text:p><text:s text:c="3"/>38,787</text:p>
          </table:table-cell>
          <table:table-cell table:style-name="ce51" office:value-type="float" office:value="37971" calcext:value-type="float">
            <text:p><text:s text:c="3"/>37,971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1" office:value-type="float" office:value="5436" calcext:value-type="float">
            <text:p><text:s text:c="3"/>5,43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8" calcext:value-type="float">
            <text:p><text:s text:c="3"/>2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4" calcext:value-type="float">
            <text:p><text:s text:c="3"/>2,71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3959" calcext:value-type="float">
            <text:p><text:s text:c="3"/>73,959</text:p>
          </table:table-cell>
          <table:table-cell table:style-name="ce50" office:value-type="float" office:value="72314" calcext:value-type="float">
            <text:p><text:s text:c="3"/>72,314</text:p>
          </table:table-cell>
          <table:table-cell table:style-name="ce50" office:value-type="float" office:value="16566" calcext:value-type="float">
            <text:p><text:s text:c="3"/>16,566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50" office:value-type="float" office:value="353" calcext:value-type="float">
            <text:p><text:s text:c="3"/>353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5455" calcext:value-type="float">
            <text:p><text:s text:c="3"/>5,45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030" calcext:value-type="float">
            <text:p><text:s text:c="3"/>33,030</text:p>
          </table:table-cell>
          <table:table-cell table:style-name="ce51" office:value-type="float" office:value="32451" calcext:value-type="float">
            <text:p><text:s text:c="3"/>32,451</text:p>
          </table:table-cell>
          <table:table-cell table:style-name="ce51" office:value-type="float" office:value="8643" calcext:value-type="float">
            <text:p><text:s text:c="3"/>8,643</text:p>
          </table:table-cell>
          <table:table-cell table:style-name="ce51" office:value-type="float" office:value="8167" calcext:value-type="float">
            <text:p><text:s text:c="3"/>8,167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51" calcext:value-type="float">
            <text:p><text:s text:c="3"/>2,851</text:p>
          </table:table-cell>
          <table:table-cell table:style-name="ce51" office:value-type="float" office:value="16016" calcext:value-type="float">
            <text:p><text:s text:c="3"/>16,016</text:p>
          </table:table-cell>
          <table:table-cell table:style-name="ce84" office:value-type="float" office:value="4442" calcext:value-type="float">
            <text:p><text:s text:c="3"/>4,44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929" calcext:value-type="float">
            <text:p><text:s text:c="3"/>40,929</text:p>
          </table:table-cell>
          <table:table-cell table:style-name="ce51" office:value-type="float" office:value="39863" calcext:value-type="float">
            <text:p><text:s text:c="3"/>39,863</text:p>
          </table:table-cell>
          <table:table-cell table:style-name="ce51" office:value-type="float" office:value="7923" calcext:value-type="float">
            <text:p><text:s text:c="3"/>7,923</text:p>
          </table:table-cell>
          <table:table-cell table:style-name="ce51" office:value-type="float" office:value="5670" calcext:value-type="float">
            <text:p><text:s text:c="3"/>5,670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604" calcext:value-type="float">
            <text:p><text:s text:c="3"/>2,60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1]-[.C62])/[.C62]*100);0;([.C101]-[.C62])/[.C62]*100)" office:value-type="float" office:value="-4.1224283436394" calcext:value-type="float">
            <text:p><text:s text:c="3"/>－4.12</text:p>
          </table:table-cell>
          <table:table-cell table:style-name="ce52" table:formula="of:=IF(ISERROR(([.D101]-[.D62])/[.D62]*100);0;([.D101]-[.D62])/[.D62]*100)" office:value-type="float" office:value="-3.72254027426441" calcext:value-type="float">
            <text:p><text:s text:c="3"/>－3.72</text:p>
          </table:table-cell>
          <table:table-cell table:style-name="ce52" table:formula="of:=IF(ISERROR(([.E101]-[.E62])/[.E62]*100);0;([.E101]-[.E62])/[.E62]*100)" office:value-type="float" office:value="-16.7077278897883" calcext:value-type="float">
            <text:p><text:s text:c="3"/>－16.71</text:p>
          </table:table-cell>
          <table:table-cell table:style-name="ce52" table:formula="of:=IF(ISERROR(([.F101]-[.F62])/[.F62]*100);0;([.F101]-[.F62])/[.F62]*100)" office:value-type="float" office:value="-2.32935695630691" calcext:value-type="float">
            <text:p><text:s text:c="3"/>－2.33</text:p>
          </table:table-cell>
          <table:table-cell table:style-name="ce52" table:formula="of:=IF(ISERROR(([.G101]-[.G62])/[.G62]*100);0;([.G101]-[.G62])/[.G62]*100)" office:value-type="float" office:value="-1.12044817927171" calcext:value-type="float">
            <text:p><text:s text:c="3"/>－1.12</text:p>
          </table:table-cell>
          <table:table-cell table:style-name="ce52" table:formula="of:=IF(ISERROR(([.H101]-[.H62])/[.H62]*100);0;([.H101]-[.H62])/[.H62]*100)" office:value-type="float" office:value="-4.76190476190476" calcext:value-type="float">
            <text:p><text:s text:c="3"/>－4.76</text:p>
          </table:table-cell>
          <table:table-cell table:style-name="ce52" table:formula="of:=IF(ISERROR(([.I101]-[.I62])/[.I62]*100);0;([.I101]-[.I62])/[.I62]*100)" office:value-type="float" office:value="-4.12371134020619" calcext:value-type="float">
            <text:p><text:s text:c="3"/>－4.12</text:p>
          </table:table-cell>
          <table:table-cell table:style-name="ce52" table:formula="of:=IF(ISERROR(([.J101]-[.J62])/[.J62]*100);0;([.J101]-[.J62])/[.J62]*100)" office:value-type="float" office:value="10.990990990991" calcext:value-type="float">
            <text:p>10.99</text:p>
          </table:table-cell>
          <table:table-cell table:style-name="ce52" table:formula="of:=IF(ISERROR(([.K101]-[.K62])/[.K62]*100);0;([.K101]-[.K62])/[.K62]*100)" office:value-type="float" office:value="11.2676056338028" calcext:value-type="float">
            <text:p>11.27</text:p>
          </table:table-cell>
          <table:table-cell table:style-name="ce52" table:formula="of:=IF(ISERROR(([.L101]-[.L62])/[.L62]*100);0;([.L101]-[.L62])/[.L62]*100)" office:value-type="float" office:value="-5.09742519137091" calcext:value-type="float">
            <text:p><text:s text:c="3"/>－5.10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63])/[.C63]*100);0;([.C102]-[.C63])/[.C63]*100)" office:value-type="float" office:value="-4.0188300932787" calcext:value-type="float">
            <text:p><text:s text:c="3"/>－4.02</text:p>
          </table:table-cell>
          <table:table-cell table:style-name="ce53" table:formula="of:=IF(ISERROR(([.D102]-[.D63])/[.D63]*100);0;([.D102]-[.D63])/[.D63]*100)" office:value-type="float" office:value="-4.09894201784975" calcext:value-type="float">
            <text:p><text:s text:c="3"/>－4.10</text:p>
          </table:table-cell>
          <table:table-cell table:style-name="ce53" table:formula="of:=IF(ISERROR(([.E102]-[.E63])/[.E63]*100);0;([.E102]-[.E63])/[.E63]*100)" office:value-type="float" office:value="-15.743809709495" calcext:value-type="float">
            <text:p><text:s text:c="3"/>－15.74</text:p>
          </table:table-cell>
          <table:table-cell table:style-name="ce53" table:formula="of:=IF(ISERROR(([.F102]-[.F63])/[.F63]*100);0;([.F102]-[.F63])/[.F63]*100)" office:value-type="float" office:value="-4.08690546095126" calcext:value-type="float">
            <text:p><text:s text:c="3"/>－4.09</text:p>
          </table:table-cell>
          <table:table-cell table:style-name="ce53" table:formula="of:=IF(ISERROR(([.G102]-[.G63])/[.G63]*100);0;([.G102]-[.G63])/[.G63]*100)" office:value-type="float" office:value="8.38323353293413" calcext:value-type="float">
            <text:p>8.38</text:p>
          </table:table-cell>
          <table:table-cell table:style-name="ce53" table:formula="of:=IF(ISERROR(([.H102]-[.H63])/[.H63]*100);0;([.H102]-[.H63])/[.H63]*100)" office:value-type="float" office:value="-11.9047619047619" calcext:value-type="float">
            <text:p><text:s text:c="3"/>－11.90</text:p>
          </table:table-cell>
          <table:table-cell table:style-name="ce53" table:formula="of:=IF(ISERROR(([.I102]-[.I63])/[.I63]*100);0;([.I102]-[.I63])/[.I63]*100)" office:value-type="float" office:value="-20.3703703703704" calcext:value-type="float">
            <text:p><text:s text:c="3"/>－20.37</text:p>
          </table:table-cell>
          <table:table-cell table:style-name="ce53" table:formula="of:=IF(ISERROR(([.J102]-[.J63])/[.J63]*100);0;([.J102]-[.J63])/[.J63]*100)" office:value-type="float" office:value="13.2013201320132" calcext:value-type="float">
            <text:p>13.20</text:p>
          </table:table-cell>
          <table:table-cell table:style-name="ce53" table:formula="of:=IF(ISERROR(([.K102]-[.K63])/[.K63]*100);0;([.K102]-[.K63])/[.K63]*100)" office:value-type="float" office:value="6.81818181818182" calcext:value-type="float">
            <text:p>6.82</text:p>
          </table:table-cell>
          <table:table-cell table:style-name="ce53" table:formula="of:=IF(ISERROR(([.L102]-[.L63])/[.L63]*100);0;([.L102]-[.L63])/[.L63]*100)" office:value-type="float" office:value="-3.1918505942275" calcext:value-type="float">
            <text:p><text:s text:c="3"/>－3.19</text:p>
          </table:table-cell>
          <table:table-cell table:style-name="ce53" table:formula="of:=IF(ISERROR(([.M102]-[.M63])/[.M63]*100);0;([.M102]-[.M63])/[.M63]*100)" office:value-type="float" office:value="-3.27918352557522" calcext:value-type="float">
            <text:p><text:s text:c="3"/>－3.28</text:p>
          </table:table-cell>
          <table:table-cell table:style-name="ce86" table:formula="of:=IF(ISERROR(([.N102]-[.N63])/[.N63]*100);0;([.N102]-[.N63])/[.N63]*100)" office:value-type="float" office:value="-4.019014693172" calcext:value-type="float">
            <text:p><text:s text:c="3"/>－4.02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64])/[.C64]*100);0;([.C103]-[.C64])/[.C64]*100)" office:value-type="float" office:value="-4.20586996208398" calcext:value-type="float">
            <text:p><text:s text:c="3"/>－4.21</text:p>
          </table:table-cell>
          <table:table-cell table:style-name="ce54" table:formula="of:=IF(ISERROR(([.D103]-[.D64])/[.D64]*100);0;([.D103]-[.D64])/[.D64]*100)" office:value-type="float" office:value="-3.4139368094592" calcext:value-type="float">
            <text:p><text:s text:c="3"/>－3.41</text:p>
          </table:table-cell>
          <table:table-cell table:style-name="ce54" table:formula="of:=IF(ISERROR(([.E103]-[.E64])/[.E64]*100);0;([.E103]-[.E64])/[.E64]*100)" office:value-type="float" office:value="-17.7343993354792" calcext:value-type="float">
            <text:p><text:s text:c="3"/>－17.73</text:p>
          </table:table-cell>
          <table:table-cell table:style-name="ce54" table:formula="of:=IF(ISERROR(([.F103]-[.F64])/[.F64]*100);0;([.F103]-[.F64])/[.F64]*100)" office:value-type="float" office:value="0.318471337579618" calcext:value-type="float">
            <text:p>0.32</text:p>
          </table:table-cell>
          <table:table-cell table:style-name="ce54" table:formula="of:=IF(ISERROR(([.G103]-[.G64])/[.G64]*100);0;([.G103]-[.G64])/[.G64]*100)" office:value-type="float" office:value="-9.47368421052632" calcext:value-type="float">
            <text:p><text:s text:c="3"/>－9.47</text:p>
          </table:table-cell>
          <table:table-cell table:style-name="ce54" table:formula="of:=IF(ISERROR(([.H103]-[.H64])/[.H64]*100);0;([.H103]-[.H64])/[.H64]*100)" office:value-type="float" office:value="2.38095238095238" calcext:value-type="float">
            <text:p>2.38</text:p>
          </table:table-cell>
          <table:table-cell table:style-name="ce54" table:formula="of:=IF(ISERROR(([.I103]-[.I64])/[.I64]*100);0;([.I103]-[.I64])/[.I64]*100)" office:value-type="float" office:value="16.2790697674419" calcext:value-type="float">
            <text:p>16.28</text:p>
          </table:table-cell>
          <table:table-cell table:style-name="ce54" table:formula="of:=IF(ISERROR(([.J103]-[.J64])/[.J64]*100);0;([.J103]-[.J64])/[.J64]*100)" office:value-type="float" office:value="8.33333333333333" calcext:value-type="float">
            <text:p>8.33</text:p>
          </table:table-cell>
          <table:table-cell table:style-name="ce54" table:formula="of:=IF(ISERROR(([.K103]-[.K64])/[.K64]*100);0;([.K103]-[.K64])/[.K64]*100)" office:value-type="float" office:value="18.5185185185185" calcext:value-type="float">
            <text:p>18.52</text:p>
          </table:table-cell>
          <table:table-cell table:style-name="ce54" table:formula="of:=IF(ISERROR(([.L103]-[.L64])/[.L64]*100);0;([.L103]-[.L64])/[.L64]*100)" office:value-type="float" office:value="-7.09953621120228" calcext:value-type="float">
            <text:p><text:s text:c="3"/>－7.10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1]-[.C98])/[.C98]*100);0;([.C101]-[.C98])/[.C98]*100)" office:value-type="float" office:value="5.30369906313182" calcext:value-type="float">
            <text:p>5.30</text:p>
          </table:table-cell>
          <table:table-cell table:style-name="ce55" table:formula="of:=IF(ISERROR(([.D101]-[.D98])/[.D98]*100);0;([.D101]-[.D98])/[.D98]*100)" office:value-type="float" office:value="4.38083690584448" calcext:value-type="float">
            <text:p>4.38</text:p>
          </table:table-cell>
          <table:table-cell table:style-name="ce55" table:formula="of:=IF(ISERROR(([.E101]-[.E98])/[.E98]*100);0;([.E101]-[.E98])/[.E98]*100)" office:value-type="float" office:value="-3.75319544503835" calcext:value-type="float">
            <text:p><text:s text:c="3"/>－3.75</text:p>
          </table:table-cell>
          <table:table-cell table:style-name="ce55" table:formula="of:=IF(ISERROR(([.F101]-[.F98])/[.F98]*100);0;([.F101]-[.F98])/[.F98]*100)" office:value-type="float" office:value="1.50381455399061" calcext:value-type="float">
            <text:p>1.50</text:p>
          </table:table-cell>
          <table:table-cell table:style-name="ce55" table:formula="of:=IF(ISERROR(([.G101]-[.G98])/[.G98]*100);0;([.G101]-[.G98])/[.G98]*100)" office:value-type="float" office:value="6.64652567975831" calcext:value-type="float">
            <text:p>6.65</text:p>
          </table:table-cell>
          <table:table-cell table:style-name="ce55" table:formula="of:=IF(ISERROR(([.H101]-[.H98])/[.H98]*100);0;([.H101]-[.H98])/[.H98]*100)" office:value-type="float" office:value="8.10810810810811" calcext:value-type="float">
            <text:p>8.11</text:p>
          </table:table-cell>
          <table:table-cell table:style-name="ce55" table:formula="of:=IF(ISERROR(([.I101]-[.I98])/[.I98]*100);0;([.I101]-[.I98])/[.I98]*100)" office:value-type="float" office:value="1.08695652173913" calcext:value-type="float">
            <text:p>1.09</text:p>
          </table:table-cell>
          <table:table-cell table:style-name="ce55" table:formula="of:=IF(ISERROR(([.J101]-[.J98])/[.J98]*100);0;([.J101]-[.J98])/[.J98]*100)" office:value-type="float" office:value="-4.79134466769706" calcext:value-type="float">
            <text:p><text:s text:c="3"/>－4.79</text:p>
          </table:table-cell>
          <table:table-cell table:style-name="ce55" table:formula="of:=IF(ISERROR(([.K101]-[.K98])/[.K98]*100);0;([.K101]-[.K98])/[.K98]*100)" office:value-type="float" office:value="43.6363636363636" calcext:value-type="float">
            <text:p>43.64</text:p>
          </table:table-cell>
          <table:table-cell table:style-name="ce55" table:formula="of:=IF(ISERROR(([.L101]-[.L98])/[.L98]*100);0;([.L101]-[.L98])/[.L98]*100)" office:value-type="float" office:value="-3.05669095432735" calcext:value-type="float">
            <text:p><text:s text:c="3"/>－3.06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99])/[.C99]*100);0;([.C102]-[.C99])/[.C99]*100)" office:value-type="float" office:value="5.03386650554902" calcext:value-type="float">
            <text:p>5.03</text:p>
          </table:table-cell>
          <table:table-cell table:style-name="ce53" table:formula="of:=IF(ISERROR(([.D102]-[.D99])/[.D99]*100);0;([.D102]-[.D99])/[.D99]*100)" office:value-type="float" office:value="3.65082407052511" calcext:value-type="float">
            <text:p>3.65</text:p>
          </table:table-cell>
          <table:table-cell table:style-name="ce53" table:formula="of:=IF(ISERROR(([.E102]-[.E99])/[.E99]*100);0;([.E102]-[.E99])/[.E99]*100)" office:value-type="float" office:value="-3.61324857811977" calcext:value-type="float">
            <text:p><text:s text:c="3"/>－3.61</text:p>
          </table:table-cell>
          <table:table-cell table:style-name="ce53" table:formula="of:=IF(ISERROR(([.F102]-[.F99])/[.F99]*100);0;([.F102]-[.F99])/[.F99]*100)" office:value-type="float" office:value="-0.353831137140068" calcext:value-type="float">
            <text:p><text:s text:c="3"/>－0.35</text:p>
          </table:table-cell>
          <table:table-cell table:style-name="ce53" table:formula="of:=IF(ISERROR(([.G102]-[.G99])/[.G99]*100);0;([.G102]-[.G99])/[.G99]*100)" office:value-type="float" office:value="-1.09289617486339" calcext:value-type="float">
            <text:p><text:s text:c="3"/>－1.09</text:p>
          </table:table-cell>
          <table:table-cell table:style-name="ce53" table:formula="of:=IF(ISERROR(([.H102]-[.H99])/[.H99]*100);0;([.H102]-[.H99])/[.H99]*100)" office:value-type="float" office:value="-3.8961038961039" calcext:value-type="float">
            <text:p><text:s text:c="3"/>－3.90</text:p>
          </table:table-cell>
          <table:table-cell table:style-name="ce53" table:formula="of:=IF(ISERROR(([.I102]-[.I99])/[.I99]*100);0;([.I102]-[.I99])/[.I99]*100)" office:value-type="float" office:value="-12.2448979591837" calcext:value-type="float">
            <text:p><text:s text:c="3"/>－12.24</text:p>
          </table:table-cell>
          <table:table-cell table:style-name="ce53" table:formula="of:=IF(ISERROR(([.J102]-[.J99])/[.J99]*100);0;([.J102]-[.J99])/[.J99]*100)" office:value-type="float" office:value="-1.71919770773639" calcext:value-type="float">
            <text:p><text:s text:c="3"/>－1.72</text:p>
          </table:table-cell>
          <table:table-cell table:style-name="ce53" table:formula="of:=IF(ISERROR(([.K102]-[.K99])/[.K99]*100);0;([.K102]-[.K99])/[.K99]*100)" office:value-type="float" office:value="62.0689655172414" calcext:value-type="float">
            <text:p>62.07</text:p>
          </table:table-cell>
          <table:table-cell table:style-name="ce53" table:formula="of:=IF(ISERROR(([.L102]-[.L99])/[.L99]*100);0;([.L102]-[.L99])/[.L99]*100)" office:value-type="float" office:value="-2.12838997596979" calcext:value-type="float">
            <text:p><text:s text:c="3"/>－2.13</text:p>
          </table:table-cell>
          <table:table-cell table:style-name="ce53" table:formula="of:=IF(ISERROR(([.M102]-[.M99])/[.M99]*100);0;([.M102]-[.M99])/[.M99]*100)" office:value-type="float" office:value="33.6894824707846" calcext:value-type="float">
            <text:p>33.69</text:p>
          </table:table-cell>
          <table:table-cell table:style-name="ce86" table:formula="of:=IF(ISERROR(([.N102]-[.N99])/[.N99]*100);0;([.N102]-[.N99])/[.N99]*100)" office:value-type="float" office:value="-4.08119196717772" calcext:value-type="float">
            <text:p><text:s text:c="3"/>－4.08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100])/[.C100]*100);0;([.C103]-[.C100])/[.C100]*100)" office:value-type="float" office:value="5.5224688684353" calcext:value-type="float">
            <text:p>5.52</text:p>
          </table:table-cell>
          <table:table-cell table:style-name="ce54" table:formula="of:=IF(ISERROR(([.D103]-[.D100])/[.D100]*100);0;([.D103]-[.D100])/[.D100]*100)" office:value-type="float" office:value="4.98274999341603" calcext:value-type="float">
            <text:p>4.98</text:p>
          </table:table-cell>
          <table:table-cell table:style-name="ce54" table:formula="of:=IF(ISERROR(([.E103]-[.E100])/[.E100]*100);0;([.E103]-[.E100])/[.E100]*100)" office:value-type="float" office:value="-3.90539721043056" calcext:value-type="float">
            <text:p><text:s text:c="3"/>－3.91</text:p>
          </table:table-cell>
          <table:table-cell table:style-name="ce54" table:formula="of:=IF(ISERROR(([.F103]-[.F100])/[.F100]*100);0;([.F103]-[.F100])/[.F100]*100)" office:value-type="float" office:value="4.3046357615894" calcext:value-type="float">
            <text:p>4.30</text:p>
          </table:table-cell>
          <table:table-cell table:style-name="ce54" table:formula="of:=IF(ISERROR(([.G103]-[.G100])/[.G100]*100);0;([.G103]-[.G100])/[.G100]*100)" office:value-type="float" office:value="16.2162162162162" calcext:value-type="float">
            <text:p>16.22</text:p>
          </table:table-cell>
          <table:table-cell table:style-name="ce54" table:formula="of:=IF(ISERROR(([.H103]-[.H100])/[.H100]*100);0;([.H103]-[.H100])/[.H100]*100)" office:value-type="float" office:value="21.1267605633803" calcext:value-type="float">
            <text:p>21.13</text:p>
          </table:table-cell>
          <table:table-cell table:style-name="ce54" table:formula="of:=IF(ISERROR(([.I103]-[.I100])/[.I100]*100);0;([.I103]-[.I100])/[.I100]*100)" office:value-type="float" office:value="16.2790697674419" calcext:value-type="float">
            <text:p>16.28</text:p>
          </table:table-cell>
          <table:table-cell table:style-name="ce54" table:formula="of:=IF(ISERROR(([.J103]-[.J100])/[.J100]*100);0;([.J103]-[.J100])/[.J100]*100)" office:value-type="float" office:value="-8.38926174496644" calcext:value-type="float">
            <text:p><text:s text:c="3"/>－8.39</text:p>
          </table:table-cell>
          <table:table-cell table:style-name="ce54" table:formula="of:=IF(ISERROR(([.K103]-[.K100])/[.K100]*100);0;([.K103]-[.K100])/[.K100]*100)" office:value-type="float" office:value="23.0769230769231" calcext:value-type="float">
            <text:p>23.08</text:p>
          </table:table-cell>
          <table:table-cell table:style-name="ce54" table:formula="of:=IF(ISERROR(([.L103]-[.L100])/[.L100]*100);0;([.L103]-[.L100])/[.L100]*100)" office:value-type="float" office:value="-4.05305821665438" calcext:value-type="float">
            <text:p><text:s text:c="3"/>－4.05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7年1月3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6 年 12 月 份" calcext:value-type="string" table:number-columns-spanned="5" table:number-rows-spanned="1">
            <text:p><text:s/>中 華 民 國 106 年 12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3959" calcext:value-type="float">
            <text:p><text:s text:c="3"/>73,959</text:p>
          </table:table-cell>
          <table:table-cell table:style-name="ce43" office:value-type="float" office:value="72314" calcext:value-type="float">
            <text:p><text:s text:c="3"/>72,314</text:p>
          </table:table-cell>
          <table:table-cell table:style-name="ce43" office:value-type="float" office:value="16566" calcext:value-type="float">
            <text:p><text:s text:c="3"/>16,566</text:p>
          </table:table-cell>
          <table:table-cell table:style-name="ce43" office:value-type="float" office:value="13837" calcext:value-type="float">
            <text:p><text:s text:c="3"/>13,837</text:p>
          </table:table-cell>
          <table:table-cell table:style-name="ce43" office:value-type="float" office:value="353" calcext:value-type="float">
            <text:p><text:s text:c="3"/>353</text:p>
          </table:table-cell>
          <table:table-cell table:style-name="ce43" office:value-type="float" office:value="160" calcext:value-type="float">
            <text:p><text:s text:c="3"/>160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5455" calcext:value-type="float">
            <text:p><text:s text:c="3"/>5,455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3030" calcext:value-type="float">
            <text:p><text:s text:c="3"/>33,030</text:p>
          </table:table-cell>
          <table:table-cell table:style-name="ce43" office:value-type="float" office:value="32451" calcext:value-type="float">
            <text:p><text:s text:c="3"/>32,451</text:p>
          </table:table-cell>
          <table:table-cell table:style-name="ce43" office:value-type="float" office:value="8643" calcext:value-type="float">
            <text:p><text:s text:c="3"/>8,643</text:p>
          </table:table-cell>
          <table:table-cell table:style-name="ce43" office:value-type="float" office:value="8167" calcext:value-type="float">
            <text:p><text:s text:c="3"/>8,167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43" office:value-type="float" office:value="343" calcext:value-type="float">
            <text:p><text:s text:c="3"/>343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43" office:value-type="float" office:value="2851" calcext:value-type="float">
            <text:p><text:s text:c="3"/>2,851</text:p>
          </table:table-cell>
          <table:table-cell table:style-name="ce43" office:value-type="float" office:value="16016" calcext:value-type="float">
            <text:p><text:s text:c="3"/>16,016</text:p>
          </table:table-cell>
          <table:table-cell table:style-name="ce57" office:value-type="float" office:value="4442" calcext:value-type="float">
            <text:p><text:s text:c="3"/>4,442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0929" calcext:value-type="float">
            <text:p><text:s text:c="3"/>40,929</text:p>
          </table:table-cell>
          <table:table-cell table:style-name="ce44" office:value-type="float" office:value="39863" calcext:value-type="float">
            <text:p><text:s text:c="3"/>39,863</text:p>
          </table:table-cell>
          <table:table-cell table:style-name="ce44" office:value-type="float" office:value="7923" calcext:value-type="float">
            <text:p><text:s text:c="3"/>7,923</text:p>
          </table:table-cell>
          <table:table-cell table:style-name="ce44" office:value-type="float" office:value="5670" calcext:value-type="float">
            <text:p><text:s text:c="3"/>5,670</text:p>
          </table:table-cell>
          <table:table-cell table:style-name="ce44" office:value-type="float" office:value="172" calcext:value-type="float">
            <text:p><text:s text:c="3"/>172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2604" calcext:value-type="float">
            <text:p><text:s text:c="3"/>2,604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2427" calcext:value-type="float">
            <text:p><text:s text:c="3"/>12,427</text:p>
          </table:table-cell>
          <table:table-cell table:style-name="ce57" office:value-type="float" office:value="12724" calcext:value-type="float">
            <text:p><text:s text:c="3"/>12,724</text:p>
          </table:table-cell>
          <table:table-cell table:style-name="ce57" office:value-type="float" office:value="2616" calcext:value-type="float">
            <text:p><text:s text:c="3"/>2,616</text:p>
          </table:table-cell>
          <table:table-cell table:style-name="ce57" office:value-type="float" office:value="1921" calcext:value-type="float">
            <text:p><text:s text:c="3"/>1,921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8" calcext:value-type="float">
            <text:p><text:s text:c="3"/>108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906" calcext:value-type="float">
            <text:p><text:s text:c="3"/>90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538" calcext:value-type="float">
            <text:p><text:s text:c="3"/>5,538</text:p>
          </table:table-cell>
          <table:table-cell table:style-name="ce57" office:value-type="float" office:value="5655" calcext:value-type="float">
            <text:p><text:s text:c="3"/>5,655</text:p>
          </table:table-cell>
          <table:table-cell table:style-name="ce57" office:value-type="float" office:value="1362" calcext:value-type="float">
            <text:p><text:s text:c="3"/>1,362</text:p>
          </table:table-cell>
          <table:table-cell table:style-name="ce57" office:value-type="float" office:value="1151" calcext:value-type="float">
            <text:p><text:s text:c="3"/>1,15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84" calcext:value-type="float">
            <text:p><text:s text:c="3"/>484</text:p>
          </table:table-cell>
          <table:table-cell table:style-name="ce57" office:value-type="float" office:value="2771" calcext:value-type="float">
            <text:p><text:s text:c="3"/>2,771</text:p>
          </table:table-cell>
          <table:table-cell table:style-name="ce57" office:value-type="float" office:value="813" calcext:value-type="float">
            <text:p><text:s text:c="3"/>813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889" calcext:value-type="float">
            <text:p><text:s text:c="3"/>6,889</text:p>
          </table:table-cell>
          <table:table-cell table:style-name="ce57" office:value-type="float" office:value="7069" calcext:value-type="float">
            <text:p><text:s text:c="3"/>7,069</text:p>
          </table:table-cell>
          <table:table-cell table:style-name="ce57" office:value-type="float" office:value="1254" calcext:value-type="float">
            <text:p><text:s text:c="3"/>1,254</text:p>
          </table:table-cell>
          <table:table-cell table:style-name="ce57" office:value-type="float" office:value="770" calcext:value-type="float">
            <text:p><text:s text:c="3"/>77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22" calcext:value-type="float">
            <text:p><text:s text:c="3"/>422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215" calcext:value-type="float">
            <text:p><text:s text:c="3"/>10,215</text:p>
          </table:table-cell>
          <table:table-cell table:style-name="ce67" office:value-type="float" office:value="10951" calcext:value-type="float">
            <text:p><text:s text:c="3"/>10,951</text:p>
          </table:table-cell>
          <table:table-cell table:style-name="ce67" office:value-type="float" office:value="2117" calcext:value-type="float">
            <text:p><text:s text:c="3"/>2,117</text:p>
          </table:table-cell>
          <table:table-cell table:style-name="ce67" office:value-type="float" office:value="1445" calcext:value-type="float">
            <text:p><text:s text:c="3"/>1,445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54" calcext:value-type="float">
            <text:p><text:s text:c="3"/>54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467" calcext:value-type="float">
            <text:p><text:s text:c="3"/>467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653" calcext:value-type="float">
            <text:p><text:s text:c="3"/>4,653</text:p>
          </table:table-cell>
          <table:table-cell table:style-name="ce57" office:value-type="float" office:value="5087" calcext:value-type="float">
            <text:p><text:s text:c="3"/>5,087</text:p>
          </table:table-cell>
          <table:table-cell table:style-name="ce57" office:value-type="float" office:value="1124" calcext:value-type="float">
            <text:p><text:s text:c="3"/>1,1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number-columns-repeated="2" table:style-name="ce57" office:value-type="float" office:value="17" calcext:value-type="float">
            <text:p><text:s text:c="3"/>17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1925" calcext:value-type="float">
            <text:p><text:s text:c="3"/>1,925</text:p>
          </table:table-cell>
          <table:table-cell table:style-name="ce57" office:value-type="float" office:value="483" calcext:value-type="float">
            <text:p><text:s text:c="3"/>48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562" calcext:value-type="float">
            <text:p><text:s text:c="3"/>5,562</text:p>
          </table:table-cell>
          <table:table-cell table:style-name="ce57" office:value-type="float" office:value="5864" calcext:value-type="float">
            <text:p><text:s text:c="3"/>5,864</text:p>
          </table:table-cell>
          <table:table-cell table:style-name="ce57" office:value-type="float" office:value="993" calcext:value-type="float">
            <text:p><text:s text:c="3"/>993</text:p>
          </table:table-cell>
          <table:table-cell table:style-name="ce57" office:value-type="float" office:value="642" calcext:value-type="float">
            <text:p><text:s text:c="3"/>642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31" calcext:value-type="float">
            <text:p><text:s text:c="3"/>23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8180" calcext:value-type="float">
            <text:p><text:s text:c="3"/>8,180</text:p>
          </table:table-cell>
          <table:table-cell table:style-name="ce67" office:value-type="float" office:value="5873" calcext:value-type="float">
            <text:p><text:s text:c="3"/>5,873</text:p>
          </table:table-cell>
          <table:table-cell table:style-name="ce67" office:value-type="float" office:value="2046" calcext:value-type="float">
            <text:p><text:s text:c="3"/>2,046</text:p>
          </table:table-cell>
          <table:table-cell table:style-name="ce67" office:value-type="float" office:value="991" calcext:value-type="float">
            <text:p><text:s text:c="3"/>991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643" calcext:value-type="float">
            <text:p><text:s text:c="3"/>64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733" calcext:value-type="float">
            <text:p><text:s text:c="3"/>3,733</text:p>
          </table:table-cell>
          <table:table-cell table:style-name="ce57" office:value-type="float" office:value="2725" calcext:value-type="float">
            <text:p><text:s text:c="3"/>2,725</text:p>
          </table:table-cell>
          <table:table-cell table:style-name="ce57" office:value-type="float" office:value="1063" calcext:value-type="float">
            <text:p><text:s text:c="3"/>1,063</text:p>
          </table:table-cell>
          <table:table-cell table:style-name="ce57" office:value-type="float" office:value="631" calcext:value-type="float">
            <text:p><text:s text:c="3"/>63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57" office:value-type="float" office:value="1669" calcext:value-type="float">
            <text:p><text:s text:c="3"/>1,669</text:p>
          </table:table-cell>
          <table:table-cell table:style-name="ce57" office:value-type="float" office:value="490" calcext:value-type="float">
            <text:p><text:s text:c="3"/>49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447" calcext:value-type="float">
            <text:p><text:s text:c="3"/>4,447</text:p>
          </table:table-cell>
          <table:table-cell table:style-name="ce57" office:value-type="float" office:value="3148" calcext:value-type="float">
            <text:p><text:s text:c="3"/>3,148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360" calcext:value-type="float">
            <text:p><text:s text:c="3"/>360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21" calcext:value-type="float">
            <text:p><text:s text:c="3"/>32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123" calcext:value-type="float">
            <text:p><text:s text:c="3"/>10,123</text:p>
          </table:table-cell>
          <table:table-cell table:style-name="ce67" office:value-type="float" office:value="8886" calcext:value-type="float">
            <text:p><text:s text:c="3"/>8,886</text:p>
          </table:table-cell>
          <table:table-cell table:style-name="ce67" office:value-type="float" office:value="2088" calcext:value-type="float">
            <text:p><text:s text:c="3"/>2,088</text:p>
          </table:table-cell>
          <table:table-cell table:style-name="ce67" office:value-type="float" office:value="1414" calcext:value-type="float">
            <text:p><text:s text:c="3"/>1,414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64" calcext:value-type="float">
            <text:p><text:s text:c="3"/>64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699" calcext:value-type="float">
            <text:p><text:s text:c="3"/>699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376" calcext:value-type="float">
            <text:p><text:s text:c="3"/>4,376</text:p>
          </table:table-cell>
          <table:table-cell table:style-name="ce57" office:value-type="float" office:value="3914" calcext:value-type="float">
            <text:p><text:s text:c="3"/>3,914</text:p>
          </table:table-cell>
          <table:table-cell table:style-name="ce57" office:value-type="float" office:value="1079" calcext:value-type="float">
            <text:p><text:s text:c="3"/>1,079</text:p>
          </table:table-cell>
          <table:table-cell table:style-name="ce57" office:value-type="float" office:value="838" calcext:value-type="float">
            <text:p><text:s text:c="3"/>838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80" calcext:value-type="float">
            <text:p><text:s text:c="3"/>380</text:p>
          </table:table-cell>
          <table:table-cell table:style-name="ce57" office:value-type="float" office:value="2136" calcext:value-type="float">
            <text:p><text:s text:c="3"/>2,136</text:p>
          </table:table-cell>
          <table:table-cell table:style-name="ce57" office:value-type="float" office:value="528" calcext:value-type="float">
            <text:p><text:s text:c="3"/>52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5747" calcext:value-type="float">
            <text:p><text:s text:c="3"/>5,747</text:p>
          </table:table-cell>
          <table:table-cell table:style-name="ce57" office:value-type="float" office:value="4972" calcext:value-type="float">
            <text:p><text:s text:c="3"/>4,972</text:p>
          </table:table-cell>
          <table:table-cell table:style-name="ce57" office:value-type="float" office:value="1009" calcext:value-type="float">
            <text:p><text:s text:c="3"/>1,009</text:p>
          </table:table-cell>
          <table:table-cell table:style-name="ce57" office:value-type="float" office:value="576" calcext:value-type="float">
            <text:p><text:s text:c="3"/>5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5414" calcext:value-type="float">
            <text:p><text:s text:c="3"/>5,414</text:p>
          </table:table-cell>
          <table:table-cell table:style-name="ce67" office:value-type="float" office:value="5310" calcext:value-type="float">
            <text:p><text:s text:c="3"/>5,310</text:p>
          </table:table-cell>
          <table:table-cell table:style-name="ce67" office:value-type="float" office:value="1158" calcext:value-type="float">
            <text:p><text:s text:c="3"/>1,158</text:p>
          </table:table-cell>
          <table:table-cell table:style-name="ce67" office:value-type="float" office:value="1205" calcext:value-type="float">
            <text:p><text:s text:c="3"/>1,205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400" calcext:value-type="float">
            <text:p><text:s text:c="3"/>400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399" calcext:value-type="float">
            <text:p><text:s text:c="3"/>2,399</text:p>
          </table:table-cell>
          <table:table-cell table:style-name="ce57" office:value-type="float" office:value="2337" calcext:value-type="float">
            <text:p><text:s text:c="3"/>2,337</text:p>
          </table:table-cell>
          <table:table-cell table:style-name="ce57" office:value-type="float" office:value="607" calcext:value-type="float">
            <text:p><text:s text:c="3"/>607</text:p>
          </table:table-cell>
          <table:table-cell table:style-name="ce57" office:value-type="float" office:value="708" calcext:value-type="float">
            <text:p><text:s text:c="3"/>70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9" calcext:value-type="float">
            <text:p><text:s text:c="3"/>209</text:p>
          </table:table-cell>
          <table:table-cell table:style-name="ce57" office:value-type="float" office:value="1246" calcext:value-type="float">
            <text:p><text:s text:c="3"/>1,246</text:p>
          </table:table-cell>
          <table:table-cell table:style-name="ce57" office:value-type="float" office:value="331" calcext:value-type="float">
            <text:p><text:s text:c="3"/>33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015" calcext:value-type="float">
            <text:p><text:s text:c="3"/>3,015</text:p>
          </table:table-cell>
          <table:table-cell table:style-name="ce66" office:value-type="float" office:value="2973" calcext:value-type="float">
            <text:p><text:s text:c="3"/>2,973</text:p>
          </table:table-cell>
          <table:table-cell table:style-name="ce66" office:value-type="float" office:value="551" calcext:value-type="float">
            <text:p><text:s text:c="3"/>551</text:p>
          </table:table-cell>
          <table:table-cell table:style-name="ce66" office:value-type="float" office:value="497" calcext:value-type="float">
            <text:p><text:s text:c="3"/>497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9026" calcext:value-type="float">
            <text:p><text:s text:c="3"/>9,026</text:p>
          </table:table-cell>
          <table:table-cell table:style-name="ce67" office:value-type="float" office:value="9034" calcext:value-type="float">
            <text:p><text:s text:c="3"/>9,034</text:p>
          </table:table-cell>
          <table:table-cell table:style-name="ce67" office:value-type="float" office:value="1756" calcext:value-type="float">
            <text:p><text:s text:c="3"/>1,756</text:p>
          </table:table-cell>
          <table:table-cell table:style-name="ce67" office:value-type="float" office:value="1682" calcext:value-type="float">
            <text:p><text:s text:c="3"/>1,682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658" calcext:value-type="float">
            <text:p><text:s text:c="3"/>658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990" calcext:value-type="float">
            <text:p><text:s text:c="3"/>3,990</text:p>
          </table:table-cell>
          <table:table-cell table:style-name="ce57" office:value-type="float" office:value="4070" calcext:value-type="float">
            <text:p><text:s text:c="3"/>4,070</text:p>
          </table:table-cell>
          <table:table-cell table:style-name="ce57" office:value-type="float" office:value="917" calcext:value-type="float">
            <text:p><text:s text:c="3"/>917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57" office:value-type="float" office:value="1806" calcext:value-type="float">
            <text:p><text:s text:c="3"/>1,806</text:p>
          </table:table-cell>
          <table:table-cell table:style-name="ce57" office:value-type="float" office:value="544" calcext:value-type="float">
            <text:p><text:s text:c="3"/>54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5036" calcext:value-type="float">
            <text:p><text:s text:c="3"/>5,036</text:p>
          </table:table-cell>
          <table:table-cell table:style-name="ce66" office:value-type="float" office:value="4964" calcext:value-type="float">
            <text:p><text:s text:c="3"/>4,964</text:p>
          </table:table-cell>
          <table:table-cell table:style-name="ce66" office:value-type="float" office:value="839" calcext:value-type="float">
            <text:p><text:s text:c="3"/>839</text:p>
          </table:table-cell>
          <table:table-cell table:style-name="ce66" office:value-type="float" office:value="669" calcext:value-type="float">
            <text:p><text:s text:c="3"/>66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28" calcext:value-type="float">
            <text:p><text:s text:c="3"/>328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7881" calcext:value-type="float">
            <text:p><text:s text:c="3"/>17,881</text:p>
          </table:table-cell>
          <table:table-cell table:style-name="ce67" office:value-type="float" office:value="19021" calcext:value-type="float">
            <text:p><text:s text:c="3"/>19,021</text:p>
          </table:table-cell>
          <table:table-cell table:style-name="ce67" office:value-type="float" office:value="4657" calcext:value-type="float">
            <text:p><text:s text:c="3"/>4,657</text:p>
          </table:table-cell>
          <table:table-cell table:style-name="ce67" office:value-type="float" office:value="5113" calcext:value-type="float">
            <text:p><text:s text:c="3"/>5,113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1661" calcext:value-type="float">
            <text:p><text:s text:c="3"/>1,66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7968" calcext:value-type="float">
            <text:p><text:s text:c="3"/>7,968</text:p>
          </table:table-cell>
          <table:table-cell table:style-name="ce105" office:value-type="float" office:value="8403" calcext:value-type="float">
            <text:p><text:s text:c="3"/>8,403</text:p>
          </table:table-cell>
          <table:table-cell table:style-name="ce105" office:value-type="float" office:value="2424" calcext:value-type="float">
            <text:p><text:s text:c="3"/>2,424</text:p>
          </table:table-cell>
          <table:table-cell table:style-name="ce105" office:value-type="float" office:value="2988" calcext:value-type="float">
            <text:p><text:s text:c="3"/>2,988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121" calcext:value-type="float">
            <text:p><text:s text:c="3"/>12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875" calcext:value-type="float">
            <text:p><text:s text:c="3"/>875</text:p>
          </table:table-cell>
          <table:table-cell table:style-name="ce105" office:value-type="float" office:value="4366" calcext:value-type="float">
            <text:p><text:s text:c="3"/>4,366</text:p>
          </table:table-cell>
          <table:table-cell table:style-name="ce114" office:value-type="float" office:value="1230" calcext:value-type="float">
            <text:p><text:s text:c="3"/>1,23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9913" calcext:value-type="float">
            <text:p><text:s text:c="3"/>9,913</text:p>
          </table:table-cell>
          <table:table-cell table:style-name="ce106" office:value-type="float" office:value="10618" calcext:value-type="float">
            <text:p><text:s text:c="3"/>10,618</text:p>
          </table:table-cell>
          <table:table-cell table:style-name="ce106" office:value-type="float" office:value="2233" calcext:value-type="float">
            <text:p><text:s text:c="3"/>2,233</text:p>
          </table:table-cell>
          <table:table-cell table:style-name="ce106" office:value-type="float" office:value="2125" calcext:value-type="float">
            <text:p><text:s text:c="3"/>2,125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92" calcext:value-type="float">
            <text:p><text:s text:c="3"/>92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786" calcext:value-type="float">
            <text:p><text:s text:c="3"/>78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68" calcext:value-type="float">
            <text:p><text:s text:c="3"/>1,368</text:p>
          </table:table-cell>
          <table:table-cell table:style-name="ce107" office:value-type="float" office:value="1378" calcext:value-type="float">
            <text:p><text:s text:c="3"/>1,378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107" office:value-type="float" office:value="333" calcext:value-type="float">
            <text:p><text:s text:c="3"/>33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7" calcext:value-type="float">
            <text:p><text:s text:c="3"/>617</text:p>
          </table:table-cell>
          <table:table-cell table:style-name="ce68" office:value-type="float" office:value="621" calcext:value-type="float">
            <text:p><text:s text:c="3"/>621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198" calcext:value-type="float">
            <text:p><text:s text:c="3"/>198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279" calcext:value-type="float">
            <text:p><text:s text:c="3"/>27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51" calcext:value-type="float">
            <text:p><text:s text:c="3"/>751</text:p>
          </table:table-cell>
          <table:table-cell table:style-name="ce108" office:value-type="float" office:value="757" calcext:value-type="float">
            <text:p><text:s text:c="3"/>757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56" calcext:value-type="float">
            <text:p><text:s text:c="3"/>1,756</text:p>
          </table:table-cell>
          <table:table-cell table:style-name="ce107" office:value-type="float" office:value="1526" calcext:value-type="float">
            <text:p><text:s text:c="3"/>1,526</text:p>
          </table:table-cell>
          <table:table-cell table:style-name="ce107" office:value-type="float" office:value="422" calcext:value-type="float">
            <text:p><text:s text:c="3"/>422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04" calcext:value-type="float">
            <text:p><text:s text:c="3"/>804</text:p>
          </table:table-cell>
          <table:table-cell table:style-name="ce68" office:value-type="float" office:value="678" calcext:value-type="float">
            <text:p><text:s text:c="3"/>678</text:p>
          </table:table-cell>
          <table:table-cell table:style-name="ce68" office:value-type="float" office:value="227" calcext:value-type="float">
            <text:p><text:s text:c="3"/>227</text:p>
          </table:table-cell>
          <table:table-cell table:style-name="ce68" office:value-type="float" office:value="179" calcext:value-type="float">
            <text:p><text:s text:c="3"/>17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52" calcext:value-type="float">
            <text:p><text:s text:c="3"/>952</text:p>
          </table:table-cell>
          <table:table-cell table:style-name="ce108" office:value-type="float" office:value="848" calcext:value-type="float">
            <text:p><text:s text:c="3"/>848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82" calcext:value-type="float">
            <text:p><text:s text:c="3"/>1,182</text:p>
          </table:table-cell>
          <table:table-cell table:style-name="ce107" office:value-type="float" office:value="1551" calcext:value-type="float">
            <text:p><text:s text:c="3"/>1,551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style-name="ce107" office:value-type="float" office:value="417" calcext:value-type="float">
            <text:p><text:s text:c="3"/>417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2" calcext:value-type="float">
            <text:p><text:s text:c="3"/>532</text:p>
          </table:table-cell>
          <table:table-cell table:style-name="ce68" office:value-type="float" office:value="672" calcext:value-type="float">
            <text:p><text:s text:c="3"/>672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50" calcext:value-type="float">
            <text:p><text:s text:c="3"/>350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50" calcext:value-type="float">
            <text:p><text:s text:c="3"/>650</text:p>
          </table:table-cell>
          <table:table-cell table:style-name="ce108" office:value-type="float" office:value="879" calcext:value-type="float">
            <text:p><text:s text:c="3"/>879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style-name="ce108" office:value-type="float" office:value="169" calcext:value-type="float">
            <text:p><text:s text:c="3"/>169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493" calcext:value-type="float">
            <text:p><text:s text:c="3"/>2,493</text:p>
          </table:table-cell>
          <table:table-cell table:style-name="ce107" office:value-type="float" office:value="3029" calcext:value-type="float">
            <text:p><text:s text:c="3"/>3,029</text:p>
          </table:table-cell>
          <table:table-cell table:style-name="ce107" office:value-type="float" office:value="1164" calcext:value-type="float">
            <text:p><text:s text:c="3"/>1,164</text:p>
          </table:table-cell>
          <table:table-cell table:style-name="ce107" office:value-type="float" office:value="839" calcext:value-type="float">
            <text:p><text:s text:c="3"/>839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62" calcext:value-type="float">
            <text:p><text:s text:c="3"/>26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31" calcext:value-type="float">
            <text:p><text:s text:c="3"/>1,031</text:p>
          </table:table-cell>
          <table:table-cell table:style-name="ce68" office:value-type="float" office:value="1316" calcext:value-type="float">
            <text:p><text:s text:c="3"/>1,316</text:p>
          </table:table-cell>
          <table:table-cell table:style-name="ce68" office:value-type="float" office:value="620" calcext:value-type="float">
            <text:p><text:s text:c="3"/>620</text:p>
          </table:table-cell>
          <table:table-cell table:style-name="ce68" office:value-type="float" office:value="488" calcext:value-type="float">
            <text:p><text:s text:c="3"/>488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65" calcext:value-type="float">
            <text:p><text:s text:c="3"/>865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462" calcext:value-type="float">
            <text:p><text:s text:c="3"/>1,462</text:p>
          </table:table-cell>
          <table:table-cell table:style-name="ce108" office:value-type="float" office:value="1713" calcext:value-type="float">
            <text:p><text:s text:c="3"/>1,713</text:p>
          </table:table-cell>
          <table:table-cell table:style-name="ce108" office:value-type="float" office:value="544" calcext:value-type="float">
            <text:p><text:s text:c="3"/>544</text:p>
          </table:table-cell>
          <table:table-cell table:style-name="ce108" office:value-type="float" office:value="351" calcext:value-type="float">
            <text:p><text:s text:c="3"/>35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79" calcext:value-type="float">
            <text:p><text:s text:c="3"/>979</text:p>
          </table:table-cell>
          <table:table-cell table:style-name="ce107" office:value-type="float" office:value="1268" calcext:value-type="float">
            <text:p><text:s text:c="3"/>1,268</text:p>
          </table:table-cell>
          <table:table-cell table:style-name="ce107" office:value-type="float" office:value="288" calcext:value-type="float">
            <text:p><text:s text:c="3"/>288</text:p>
          </table:table-cell>
          <table:table-cell table:style-name="ce107" office:value-type="float" office:value="422" calcext:value-type="float">
            <text:p><text:s text:c="3"/>422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18" calcext:value-type="float">
            <text:p><text:s text:c="3"/>11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18" calcext:value-type="float">
            <text:p><text:s text:c="3"/>418</text:p>
          </table:table-cell>
          <table:table-cell table:style-name="ce68" office:value-type="float" office:value="530" calcext:value-type="float">
            <text:p><text:s text:c="3"/>530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223" calcext:value-type="float">
            <text:p><text:s text:c="3"/>223</text:p>
          </table:table-cell>
          <table:table-cell table:style-name="ce68" office:value-type="float" office:value="6" calcext:value-type="float">
            <text:p><text:s text:c="3"/>6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61" calcext:value-type="float">
            <text:p><text:s text:c="3"/>561</text:p>
          </table:table-cell>
          <table:table-cell table:style-name="ce108" office:value-type="float" office:value="738" calcext:value-type="float">
            <text:p><text:s text:c="3"/>738</text:p>
          </table:table-cell>
          <table:table-cell table:style-name="ce108" office:value-type="float" office:value="141" calcext:value-type="float">
            <text:p><text:s text:c="3"/>141</text:p>
          </table:table-cell>
          <table:table-cell table:style-name="ce108" office:value-type="float" office:value="199" calcext:value-type="float">
            <text:p><text:s text:c="3"/>19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92" calcext:value-type="float">
            <text:p><text:s text:c="3"/>1,392</text:p>
          </table:table-cell>
          <table:table-cell table:style-name="ce107" office:value-type="float" office:value="1520" calcext:value-type="float">
            <text:p><text:s text:c="3"/>1,520</text:p>
          </table:table-cell>
          <table:table-cell table:style-name="ce107" office:value-type="float" office:value="393" calcext:value-type="float">
            <text:p><text:s text:c="3"/>393</text:p>
          </table:table-cell>
          <table:table-cell table:style-name="ce107" office:value-type="float" office:value="554" calcext:value-type="float">
            <text:p><text:s text:c="3"/>554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57" calcext:value-type="float">
            <text:p><text:s text:c="3"/>15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96" calcext:value-type="float">
            <text:p><text:s text:c="3"/>596</text:p>
          </table:table-cell>
          <table:table-cell table:style-name="ce68" office:value-type="float" office:value="653" calcext:value-type="float">
            <text:p><text:s text:c="3"/>653</text:p>
          </table:table-cell>
          <table:table-cell table:style-name="ce68" office:value-type="float" office:value="195" calcext:value-type="float">
            <text:p><text:s text:c="3"/>195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96" calcext:value-type="float">
            <text:p><text:s text:c="3"/>796</text:p>
          </table:table-cell>
          <table:table-cell table:style-name="ce108" office:value-type="float" office:value="867" calcext:value-type="float">
            <text:p><text:s text:c="3"/>867</text:p>
          </table:table-cell>
          <table:table-cell table:style-name="ce108" office:value-type="float" office:value="198" calcext:value-type="float">
            <text:p><text:s text:c="3"/>198</text:p>
          </table:table-cell>
          <table:table-cell table:style-name="ce108" office:value-type="float" office:value="237" calcext:value-type="float">
            <text:p><text:s text:c="3"/>23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56" calcext:value-type="float">
            <text:p><text:s text:c="3"/>1,056</text:p>
          </table:table-cell>
          <table:table-cell table:style-name="ce107" office:value-type="float" office:value="1188" calcext:value-type="float">
            <text:p><text:s text:c="3"/>1,188</text:p>
          </table:table-cell>
          <table:table-cell table:style-name="ce107" office:value-type="float" office:value="253" calcext:value-type="float">
            <text:p><text:s text:c="3"/>253</text:p>
          </table:table-cell>
          <table:table-cell table:style-name="ce107" office:value-type="float" office:value="459" calcext:value-type="float">
            <text:p><text:s text:c="3"/>45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99" calcext:value-type="float">
            <text:p><text:s text:c="3"/>9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529" calcext:value-type="float">
            <text:p><text:s text:c="3"/>52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93" calcext:value-type="float">
            <text:p><text:s text:c="3"/>593</text:p>
          </table:table-cell>
          <table:table-cell table:style-name="ce108" office:value-type="float" office:value="659" calcext:value-type="float">
            <text:p><text:s text:c="3"/>659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style-name="ce108" office:value-type="float" office:value="175" calcext:value-type="float">
            <text:p><text:s text:c="3"/>17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52" calcext:value-type="float">
            <text:p><text:s text:c="3"/>1,852</text:p>
          </table:table-cell>
          <table:table-cell table:style-name="ce107" office:value-type="float" office:value="1948" calcext:value-type="float">
            <text:p><text:s text:c="3"/>1,948</text:p>
          </table:table-cell>
          <table:table-cell table:style-name="ce107" office:value-type="float" office:value="372" calcext:value-type="float">
            <text:p><text:s text:c="3"/>372</text:p>
          </table:table-cell>
          <table:table-cell table:style-name="ce107" office:value-type="float" office:value="640" calcext:value-type="float">
            <text:p><text:s text:c="3"/>64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91" calcext:value-type="float">
            <text:p><text:s text:c="3"/>19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45" calcext:value-type="float">
            <text:p><text:s text:c="3"/>845</text:p>
          </table:table-cell>
          <table:table-cell table:style-name="ce68" office:value-type="float" office:value="857" calcext:value-type="float">
            <text:p><text:s text:c="3"/>857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49" calcext:value-type="float">
            <text:p><text:s text:c="3"/>449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07" calcext:value-type="float">
            <text:p><text:s text:c="3"/>1,007</text:p>
          </table:table-cell>
          <table:table-cell table:style-name="ce108" office:value-type="float" office:value="1091" calcext:value-type="float">
            <text:p><text:s text:c="3"/>1,091</text:p>
          </table:table-cell>
          <table:table-cell table:style-name="ce108" office:value-type="float" office:value="179" calcext:value-type="float">
            <text:p><text:s text:c="3"/>179</text:p>
          </table:table-cell>
          <table:table-cell table:style-name="ce108" office:value-type="float" office:value="265" calcext:value-type="float">
            <text:p><text:s text:c="3"/>26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07" office:value-type="float" office:value="565" calcext:value-type="float">
            <text:p><text:s text:c="3"/>565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94" calcext:value-type="float">
            <text:p><text:s text:c="3"/>294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48" calcext:value-type="float">
            <text:p><text:s text:c="3"/>248</text:p>
          </table:table-cell>
          <table:table-cell table:style-name="ce108" office:value-type="float" office:value="287" calcext:value-type="float">
            <text:p><text:s text:c="3"/>287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8" calcext:value-type="float">
            <text:p><text:s text:c="3"/>2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22" calcext:value-type="float">
            <text:p><text:s text:c="3"/>1,222</text:p>
          </table:table-cell>
          <table:table-cell table:style-name="ce107" office:value-type="float" office:value="1281" calcext:value-type="float">
            <text:p><text:s text:c="3"/>1,281</text:p>
          </table:table-cell>
          <table:table-cell table:style-name="ce107" office:value-type="float" office:value="196" calcext:value-type="float">
            <text:p><text:s text:c="3"/>196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03" calcext:value-type="float">
            <text:p><text:s text:c="3"/>10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33" calcext:value-type="float">
            <text:p><text:s text:c="3"/>533</text:p>
          </table:table-cell>
          <table:table-cell table:style-name="ce68" office:value-type="float" office:value="576" calcext:value-type="float">
            <text:p><text:s text:c="3"/>576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163" calcext:value-type="float">
            <text:p><text:s text:c="3"/>16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9" calcext:value-type="float">
            <text:p><text:s text:c="3"/>689</text:p>
          </table:table-cell>
          <table:table-cell table:style-name="ce108" office:value-type="float" office:value="705" calcext:value-type="float">
            <text:p><text:s text:c="3"/>705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style-name="ce108" office:value-type="float" office:value="111" calcext:value-type="float">
            <text:p><text:s text:c="3"/>11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59" calcext:value-type="float">
            <text:p><text:s text:c="3"/>359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8" calcext:value-type="float">
            <text:p><text:s text:c="3"/>2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11" calcext:value-type="float">
            <text:p><text:s text:c="3"/>211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48" calcext:value-type="float">
            <text:p><text:s text:c="3"/>148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03" calcext:value-type="float">
            <text:p><text:s text:c="3"/>1,203</text:p>
          </table:table-cell>
          <table:table-cell table:style-name="ce107" office:value-type="float" office:value="1300" calcext:value-type="float">
            <text:p><text:s text:c="3"/>1,300</text:p>
          </table:table-cell>
          <table:table-cell table:style-name="ce107" office:value-type="float" office:value="216" calcext:value-type="float">
            <text:p><text:s text:c="3"/>216</text:p>
          </table:table-cell>
          <table:table-cell table:style-name="ce107" office:value-type="float" office:value="221" calcext:value-type="float">
            <text:p><text:s text:c="3"/>22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14" calcext:value-type="float">
            <text:p><text:s text:c="3"/>514</text:p>
          </table:table-cell>
          <table:table-cell table:style-name="ce68" office:value-type="float" office:value="590" calcext:value-type="float">
            <text:p><text:s text:c="3"/>590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9" calcext:value-type="float">
            <text:p><text:s text:c="3"/>689</text:p>
          </table:table-cell>
          <table:table-cell table:style-name="ce108" office:value-type="float" office:value="710" calcext:value-type="float">
            <text:p><text:s text:c="3"/>710</text:p>
          </table:table-cell>
          <table:table-cell table:style-name="ce108" office:value-type="float" office:value="107" calcext:value-type="float">
            <text:p><text:s text:c="3"/>107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07" calcext:value-type="float">
            <text:p><text:s text:c="3"/>1,607</text:p>
          </table:table-cell>
          <table:table-cell table:style-name="ce107" office:value-type="float" office:value="1348" calcext:value-type="float">
            <text:p><text:s text:c="3"/>1,348</text:p>
          </table:table-cell>
          <table:table-cell table:style-name="ce107" office:value-type="float" office:value="374" calcext:value-type="float">
            <text:p><text:s text:c="3"/>374</text:p>
          </table:table-cell>
          <table:table-cell table:style-name="ce107" office:value-type="float" office:value="218" calcext:value-type="float">
            <text:p><text:s text:c="3"/>21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0" calcext:value-type="float">
            <text:p><text:s text:c="3"/>720</text:p>
          </table:table-cell>
          <table:table-cell table:style-name="ce68" office:value-type="float" office:value="598" calcext:value-type="float">
            <text:p><text:s text:c="3"/>598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312" calcext:value-type="float">
            <text:p><text:s text:c="3"/>31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87" calcext:value-type="float">
            <text:p><text:s text:c="3"/>887</text:p>
          </table:table-cell>
          <table:table-cell table:style-name="ce108" office:value-type="float" office:value="750" calcext:value-type="float">
            <text:p><text:s text:c="3"/>750</text:p>
          </table:table-cell>
          <table:table-cell table:style-name="ce108" office:value-type="float" office:value="172" calcext:value-type="float">
            <text:p><text:s text:c="3"/>172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70" calcext:value-type="float">
            <text:p><text:s text:c="3"/>870</text:p>
          </table:table-cell>
          <table:table-cell table:style-name="ce107" office:value-type="float" office:value="805" calcext:value-type="float">
            <text:p><text:s text:c="3"/>805</text:p>
          </table:table-cell>
          <table:table-cell table:style-name="ce107" office:value-type="float" office:value="171" calcext:value-type="float">
            <text:p><text:s text:c="3"/>171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80" calcext:value-type="float">
            <text:p><text:s text:c="3"/>480</text:p>
          </table:table-cell>
          <table:table-cell table:style-name="ce108" office:value-type="float" office:value="467" calcext:value-type="float">
            <text:p><text:s text:c="3"/>467</text:p>
          </table:table-cell>
          <table:table-cell table:style-name="ce108" office:value-type="float" office:value="82" calcext:value-type="float">
            <text:p><text:s text:c="3"/>82</text:p>
          </table:table-cell>
          <table:table-cell table:style-name="ce108" office:value-type="float" office:value="72" calcext:value-type="float">
            <text:p><text:s text:c="3"/>7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693" calcext:value-type="float">
            <text:p><text:s text:c="3"/>693</text:p>
          </table:table-cell>
          <table:table-cell table:style-name="ce43" office:value-type="float" office:value="515" calcext:value-type="float">
            <text:p><text:s text:c="3"/>515</text:p>
          </table:table-cell>
          <table:table-cell table:style-name="ce43" office:value-type="float" office:value="128" calcext:value-type="float">
            <text:p><text:s text:c="3"/>128</text:p>
          </table:table-cell>
          <table:table-cell table:style-name="ce43" office:value-type="float" office:value="66" calcext:value-type="float">
            <text:p><text:s text:c="3"/>66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373" calcext:value-type="float">
            <text:p><text:s text:c="3"/>373</text:p>
          </table:table-cell>
          <table:table-cell table:style-name="ce39" office:value-type="float" office:value="260" calcext:value-type="float">
            <text:p><text:s text:c="3"/>260</text:p>
          </table:table-cell>
          <table:table-cell table:style-name="ce39" office:value-type="float" office:value="67" calcext:value-type="float">
            <text:p><text:s text:c="3"/>67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20" calcext:value-type="float">
            <text:p><text:s text:c="3"/>320</text:p>
          </table:table-cell>
          <table:table-cell table:style-name="ce40" office:value-type="float" office:value="255" calcext:value-type="float">
            <text:p><text:s text:c="3"/>255</text:p>
          </table:table-cell>
          <table:table-cell table:style-name="ce40" office:value-type="float" office:value="61" calcext:value-type="float">
            <text:p><text:s text:c="3"/>61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03" calcext:value-type="float">
            <text:p><text:s text:c="3"/>603</text:p>
          </table:table-cell>
          <table:table-cell table:style-name="ce107" office:value-type="float" office:value="461" calcext:value-type="float">
            <text:p><text:s text:c="3"/>461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16" calcext:value-type="float">
            <text:p><text:s text:c="3"/>316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87" calcext:value-type="float">
            <text:p><text:s text:c="3"/>287</text:p>
          </table:table-cell>
          <table:table-cell table:style-name="ce108" office:value-type="float" office:value="230" calcext:value-type="float">
            <text:p><text:s text:c="3"/>230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number-columns-repeated="2" table:style-name="ce68" office:value-type="float" office:value="6" calcext:value-type="float">
            <text:p><text:s text:c="3"/>6</text:p>
          </table:table-cell>
          <table:table-cell table:number-columns-repeated="6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7年1月3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20" meta:object-count="0"/>
    <meta:generator>LibreOffice/5.0.6.2$Linux_X86_64 LibreOffice_project/00$Build-2</meta:generator>
  </office:meta>
</office:document-meta>
</file>